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zxx" fo:country="none" officeooo:rsid="001bff50" officeooo:paragraph-rsid="001bff50" style:language-asian="zxx" style:country-asian="none" style:language-complex="zxx" style:country-complex="none"/>
    </style:style>
    <style:style style:name="P2" style:family="paragraph" style:parent-style-name="Standard">
      <style:text-properties fo:language="zxx" fo:country="none" officeooo:rsid="001bff50" officeooo:paragraph-rsid="001dad83" style:language-asian="zxx" style:country-asian="none" style:language-complex="zxx" style:country-complex="none"/>
    </style:style>
    <style:style style:name="P3" style:family="paragraph" style:parent-style-name="Standard">
      <style:text-properties fo:language="zxx" fo:country="none" officeooo:rsid="001dad83" officeooo:paragraph-rsid="001dad83" style:language-asian="zxx" style:country-asian="none" style:language-complex="zxx" style:country-complex="none"/>
    </style:style>
    <style:style style:name="P4" style:family="paragraph" style:parent-style-name="Standard">
      <style:text-properties fo:language="zxx" fo:country="none" style:text-underline-style="none" fo:font-weight="normal" officeooo:rsid="001bff50" officeooo:paragraph-rsid="001bff50" style:language-asian="zxx" style:country-asian="none" style:font-weight-asian="normal" style:language-complex="zxx" style:country-complex="none" style:font-weight-complex="normal"/>
    </style:style>
    <style:style style:name="P5" style:family="paragraph" style:parent-style-name="Standard">
      <style:text-properties fo:language="zxx" fo:country="none" style:text-underline-style="none" fo:font-weight="normal" officeooo:rsid="001dad83" officeooo:paragraph-rsid="001dad83" style:language-asian="zxx" style:country-asian="none" style:font-weight-asian="normal" style:language-complex="zxx" style:country-complex="none" style:font-weight-complex="normal"/>
    </style:style>
    <style:style style:name="P6" style:family="paragraph" style:parent-style-name="Standard">
      <style:text-properties fo:language="zxx" fo:country="none" fo:font-style="italic" style:text-underline-style="solid" style:text-underline-width="auto" style:text-underline-color="font-color" fo:font-weight="normal" officeooo:rsid="001bff50" officeooo:paragraph-rsid="001bff50" style:language-asian="zxx" style:country-asian="none" style:font-style-asian="italic" style:font-weight-asian="normal" style:language-complex="zxx" style:country-complex="none" style:font-style-complex="italic" style:font-weight-complex="normal"/>
    </style:style>
    <style:style style:name="P7" style:family="paragraph" style:parent-style-name="Standard">
      <style:text-properties fo:language="zxx" fo:country="none" fo:font-style="italic" style:text-underline-style="solid" style:text-underline-width="auto" style:text-underline-color="font-color" fo:font-weight="normal" officeooo:rsid="001dad83" officeooo:paragraph-rsid="001dad83" style:language-asian="zxx" style:country-asian="none" style:font-style-asian="italic" style:font-weight-asian="normal" style:language-complex="zxx" style:country-complex="none" style:font-style-complex="italic" style:font-weight-complex="normal"/>
    </style:style>
    <style:style style:name="P8" style:family="paragraph" style:parent-style-name="Standard">
      <style:text-properties fo:language="zxx" fo:country="none" fo:font-style="italic" style:text-underline-style="solid" style:text-underline-width="auto" style:text-underline-color="font-color" officeooo:rsid="001dad83" officeooo:paragraph-rsid="001dad83" style:language-asian="zxx" style:country-asian="none" style:font-style-asian="italic" style:language-complex="zxx" style:country-complex="none" style:font-style-complex="italic"/>
    </style:style>
    <style:style style:name="P9" style:family="paragraph" style:parent-style-name="Standard">
      <style:text-properties fo:language="zxx" fo:country="none" style:text-underline-style="solid" style:text-underline-width="auto" style:text-underline-color="font-color" fo:font-weight="bold" officeooo:rsid="001bff50" officeooo:paragraph-rsid="001bff50" style:language-asian="zxx" style:country-asian="none" style:font-weight-asian="bold" style:language-complex="zxx" style:country-complex="none" style:font-weight-complex="bold"/>
    </style:style>
    <style:style style:name="P10" style:family="paragraph" style:parent-style-name="Standard">
      <style:text-properties fo:language="zxx" fo:country="none" style:text-underline-style="solid" style:text-underline-width="auto" style:text-underline-color="font-color" fo:font-weight="bold" officeooo:rsid="001dad83" officeooo:paragraph-rsid="001dad83" style:language-asian="zxx" style:country-asian="none" style:font-weight-asian="bold" style:language-complex="zxx" style:country-complex="none" style:font-weight-complex="bold"/>
    </style:style>
    <style:style style:name="P11" style:family="paragraph" style:parent-style-name="Standard">
      <style:text-properties fo:language="zxx" fo:country="none" fo:font-style="normal" style:text-underline-style="none" fo:font-weight="normal" officeooo:rsid="001bff50" officeooo:paragraph-rsid="001bff50" style:language-asian="zxx" style:country-asian="none" style:font-style-asian="normal" style:font-weight-asian="normal" style:language-complex="zxx" style:country-complex="none" style:font-style-complex="normal" style:font-weight-complex="normal"/>
    </style:style>
    <style:style style:name="P12" style:family="paragraph" style:parent-style-name="Standard">
      <style:text-properties fo:language="zxx" fo:country="none" fo:font-style="normal" style:text-underline-style="none" officeooo:rsid="001dad83" officeooo:paragraph-rsid="001dad83" style:language-asian="zxx" style:country-asian="none" style:font-style-asian="normal" style:language-complex="zxx" style:country-complex="none" style:font-style-complex="normal"/>
    </style:style>
    <style:style style:name="P13" style:family="paragraph" style:parent-style-name="Standard">
      <style:text-properties fo:language="zxx" fo:country="none" fo:font-style="italic" style:text-underline-style="solid" style:text-underline-width="auto" style:text-underline-color="font-color" fo:font-weight="normal" officeooo:rsid="001dad83" officeooo:paragraph-rsid="001dad83" style:language-asian="zxx" style:country-asian="none" style:font-style-asian="italic" style:font-weight-asian="normal" style:language-complex="zxx" style:country-complex="none" style:font-style-complex="italic" style:font-weight-complex="normal"/>
    </style:style>
    <style:style style:name="P14" style:family="paragraph" style:parent-style-name="Standard">
      <style:text-properties fo:language="zxx" fo:country="none" fo:font-style="italic" style:text-underline-style="solid" style:text-underline-width="auto" style:text-underline-color="font-color" officeooo:rsid="001dad83" officeooo:paragraph-rsid="001dad83" style:language-asian="zxx" style:country-asian="none" style:font-style-asian="italic" style:language-complex="zxx" style:country-complex="none" style:font-style-complex="italic"/>
    </style:style>
    <style:style style:name="P15" style:family="paragraph" style:parent-style-name="Standard" style:list-style-name="L1">
      <style:text-properties fo:language="zxx" fo:country="none" officeooo:rsid="001dad83" officeooo:paragraph-rsid="001dad83" style:language-asian="zxx" style:country-asian="none" style:language-complex="zxx" style:country-complex="none"/>
    </style:style>
    <style:style style:name="P16" style:family="paragraph" style:parent-style-name="Standard" style:list-style-name="L1">
      <style:text-properties fo:language="zxx" fo:country="none" officeooo:rsid="001dad83" officeooo:paragraph-rsid="001dbb29" style:language-asian="zxx" style:country-asian="none" style:language-complex="zxx" style:country-complex="none"/>
    </style:style>
    <style:style style:name="P17" style:family="paragraph" style:parent-style-name="Standard" style:list-style-name="L1">
      <style:text-properties fo:language="zxx" fo:country="none" officeooo:rsid="001dbb29" officeooo:paragraph-rsid="001dbb29" style:language-asian="zxx" style:country-asian="none" style:language-complex="zxx" style:country-complex="non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officeooo:rsid="001dad8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STRUCTURA EN LOCAL</text:p>
      <text:p text:style-name="P1"><text:span text:style-name="T1"><text:line-break/></text:span><text:span text:style-name="T3">INSTANCIA</text:span></text:p>
      <text:p text:style-name="P4">Es un conjunto de procesos de memoria y estructuras de datos que operan <text:span text:style-name="T4">en el servidor</text:span>. <text:span text:style-name="T4">Esta instancia es responsable de gestionar y controlar la base de datos Oracle. Incluye varios componenetes como el proceso de fondo (background process), el área de memoria compartida (shared memory area), el área de Programa Global de Memoria (PGA) que contine la información de sesión, y el Área Global del Sistema (SGA) que contiene la caché del diccionario de datos, la caché de bloques y otras estructuras de memoria importantes.</text:span></text:p>
      <text:p text:style-name="P4"/>
      <text:p text:style-name="P6">TABLESPACES</text:p>
      <text:p text:style-name="P5">Son contenedores lógicos en los que se organizan y almacenan los objetos de la base de datos Oracle. Cada tablespace contiene uno o varios datafiles, y cada tablespace se utiliza para almacenar un tipo específico de datos o para separar los datos lógicamente. Puede haber tablespaces para almacenar datos del sistema, datos de usuario, índices, datos temporales, entre otros.</text:p>
      <text:p text:style-name="P5"/>
      <text:p text:style-name="P7">DATAFILES</text:p>
      <text:p text:style-name="P5">Son archivos físicos en el sistema de archivos del servidor que almacenan los datos reales de la base de datos Oracle. Cada datafile pertenece a un tablespace y almacena los datos correspondientes a ese tablespace.</text:p>
      <text:p text:style-name="P5">Los datafiles se utilizan para almacenar los datos de las tablas, índices y otros objetos de la base de datos.</text:p>
      <text:p text:style-name="P5"/>
      <text:p text:style-name="P7">TABLAS, ÍNDICES</text:p>
      <text:p text:style-name="P5">Las tablas son objetos de la base de datos que almacenan los datos en filas y columnas. Los datos de las tablas se almacenan en los datafiles correspondientes a los tablespaces donde residen las tablas.</text:p>
      <text:p text:style-name="P5">Los índices son estructuras que mejoran el rendimiento de las consultas al permitir un acceso rápido a los datos. Al igual que las tablas, los índices se almacenan físicamente en los datafiles asociados a los tablespaces donde residen los índices.</text:p>
      <text:p text:style-name="P4"/>
      <text:p text:style-name="P1"/>
      <text:p text:style-name="P9">ESTRUCURA EN LA NUBE</text:p>
      <text:p text:style-name="P1"/>
      <text:p text:style-name="P6">DBCS</text:p>
      <text:p text:style-name="P4">Accedes a la base de datos a través de un servicio de bases de datos en la nube. Este servicio proporciona una infraestructura y una plataforma gestionada para alojar y ejecutar bases de datos Oracle en la nube. </text:p>
      <text:p text:style-name="P1"/>
      <text:p text:style-name="P6">CDB</text:p>
      <text:p text:style-name="P11">Dentro del servicio de base de datos en la nube, se puede crear un Contendedor de Base de Datos(CDB) principal. El CDB es similar a una instancia de base de datos en local, pero está adaptado al entorno en la nube. <text:span text:style-name="T4">Puede contener uno o más Pluggable Databases(PDBs)</text:span></text:p>
      <text:p text:style-name="P1"><text:span text:style-name="T2"><text:line-break/></text:span><text:span text:style-name="T3">PDB</text:span><text:line-break/><text:span text:style-name="T4">Los PDBs son bases de datos pluggable que se pueden enchufar o desenchufar del CDB. Cada PDB es una base de datos autónoma con su propio conjunto de archivos de datos, estructuras y parámetros de configuración. </text:span>Un PDB permite la consolidación de múltiples bases de datos en una única instancia de base de datos.</text:p>
      <text:p text:style-name="P1"/>
      <text:p text:style-name="P8">TABLESPACES</text:p>
      <text:p text:style-name="P2"><text:soft-page-break/><text:span text:style-name="T4">Dentro de cada PDB, puedes tener tablespaces que actúan como contenedores lógicos para los objetos de la base de datos. Cada tablespace tiene su propio conjunto de datafiles que almacenan físicamente los datos de la base de datos, como las tablas y indices.</text:span></text:p>
      <text:p text:style-name="P2"/>
      <text:p text:style-name="P8">DATAFILES</text:p>
      <text:p text:style-name="P2"><text:span text:style-name="T4">Los datafiles son archivos físicos en el sistema de archivos del servidor que almacenan los datos de la base de datos de Oracle. Cada tablespace está compuesto por uno o más datafiles que almacenan físicamente los datos de la base de datos</text:span><text:line-break/></text:p>
      <text:p text:style-name="P8">TABLAS Y ÍNDICES</text:p>
      <text:p text:style-name="P12">Pertenecen a los datafiles</text:p>
      <text:p text:style-name="P3">- Las tablas son objetos de la base de datos que almacenan los datos en filas y columnas. Los datos de las tablas se almacenan físicamente en los datafiles correspondientes a los tablespaces donde residen las tablas.</text:p>
      <text:p text:style-name="P3">- Los índices son estructuras que mejoran el rendimiento de las consultas al permitir un acceso rápido a los datos. Los índices también se almacenan físicamente en los datafiles y están asociados a las tablas</text:p>
      <text:p text:style-name="P3"/>
      <text:p text:style-name="P3"/>
      <text:p text:style-name="P3"/>
      <text:p text:style-name="P3"/>
      <text:p text:style-name="P10">RMAN</text:p>
      <text:p text:style-name="P3">RMAN (Recovery Manager) es una herramienta de administración de copias de seguridad y recuperación para bases de datos Oracle. Es una utilidad integrada en Oracle Database que facilita la gestión y el mantenimiento de copias de seguridad de la base de datos, así como la recuperación de datos en caso de fallas. Funciones principales:</text:p>
      <text:list text:style-name="L1">
        <text:list-item>
          <text:p text:style-name="P16">Copia de seguridad de la base de datos: </text:p>
          <text:list>
            <text:list-item>
              <text:p text:style-name="P16">RMAN puede realizar compias de seguridad completas, incrementales y diferenciales de la base de datos Oracle, así como de tablespaces, archivos de datos individuales y otros componenetes de la base de datos.</text:p>
            </text:list-item>
          </text:list>
        </text:list-item>
        <text:list-item>
          <text:p text:style-name="P15">Recuperación de datos: </text:p>
          <text:list>
            <text:list-item>
              <text:p text:style-name="P17">En caso de falla del sistema o pérdida de datos, RMAN puede recuperar los datos de las copias de seguridad almacenadas de manera consistente y eficiente. Puede realizar recuperaciones completas, hasta un punto en el tiempo específico (point in time recovery), recuperación de bloques dañados, entre otros.</text:p>
            </text:list-item>
          </text:list>
        </text:list-item>
        <text:list-item>
          <text:p text:style-name="P17">Gestión del catálogo de recuperación:</text:p>
          <text:list>
            <text:list-item>
              <text:p text:style-name="P17">RMAN puede utilizar un catálogo de recuperación para almacenar información sobre las copias de seguridad. Los registros de archivado y otros metadatos relacionados con la base de datos. El catálogo de recuperación proporciona una gestión centralizada de las copias de seguridad y facilita la recuperación en caso de desastres</text:p>
            </text:list-item>
          </text:list>
        </text:list-item>
        <text:list-item>
          <text:p text:style-name="P17">Optimización de copias de seguridad:</text:p>
          <text:list>
            <text:list-item>
              <text:p text:style-name="P17">RMAN proporciona opciones para optimizar el rendimiento de las copias de seguridad, como la compresión de datos, la paralelización de tareas y la gestión de canales de copia de seguridad</text:p>
            </text:list-item>
          </text:list>
        </text:list-item>
        <text:list-item>
          <text:p text:style-name="P17">Integración con Oracle Enterprise Manager (OEM):</text:p>
          <text:list>
            <text:list-item>
              <text:p text:style-name="P17">RMAN está integrado con Oracle Enterprise Manager, lo que facilita la administración de copias de seguridad y recuperación a través de una interfaz gráfica de usuario</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0:34:16.490894877</meta:creation-date>
    <dc:date>2024-02-16T12:50:58.601098193</dc:date>
    <meta:editing-duration>PT2H40M51S</meta:editing-duration>
    <meta:editing-cycles>3</meta:editing-cycles>
    <meta:generator>LibreOffice/7.4.7.2$Linux_X86_64 LibreOffice_project/40$Build-2</meta:generator>
    <meta:document-statistic meta:table-count="0" meta:image-count="0" meta:object-count="0" meta:page-count="2" meta:paragraph-count="37" meta:word-count="872" meta:character-count="5259" meta:non-whitespace-character-count="4428"/>
  </office:meta>
</office:document-meta>
</file>